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1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bbe33d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bbe33d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 Run" table:style-name="ta1">
        <table:shapes>
          <draw:frame draw:z-index="0" draw:style-name="gr1" draw:text-style-name="P1" svg:width="5.5165in" svg:height="3.1028in" svg:x="0.0197in" svg:y="1.4551in">
            <draw:object draw:notify-on-update-of-ranges="'First Run'.B2:'First Run'.F2 'First Run'.A3:'First Run'.A3 'First Run'.B3:'First Run'.F3 'First Run'.A4:'First Run'.A4 'First Run'.B4:'First Run'.F4 'First Run'.A5:'First Run'.A5 'First Run'.B5:'First Run'.F5 'First Run'.A6:'First Run'.A6 'First Run'.B6:'First Run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5492in" svg:height="3.1213in" svg:x="6.2764in" svg:y="1.3925in">
            <draw:object draw:notify-on-update-of-ranges="'First Run'.I2:'First Run'.M2 'First Run'.H3:'First Run'.H3 'First Run'.I3:'First Run'.M3 'First Run'.H4:'First Run'.H4 'First Run'.I4:'First Run'.M4 'First Run'.H5:'First Run'.H5 'First Run'.I5:'First Run'.M5 'First Run'.H6:'First Run'.H6 'First Run'.I6:'First Run'.M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937in" svg:height="3.3394in" svg:x="12.4343in" svg:y="1.2445in">
            <draw:object draw:notify-on-update-of-ranges="'First Run'.P2:'First Run'.T2 'First Run'.O3:'First Run'.O3 'First Run'.P3:'First Run'.T3 'First Run'.O4:'First Run'.O4 'First Run'.P4:'First Run'.T4 'First Run'.O5:'First Run'.O5 'First Run'.P5:'First Run'.T5 'First Run'.O6:'First Run'.O6 'First Run'.P6:'First Run'.T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9236in" svg:height="3.3319in" svg:x="18.6354in" svg:y="1.2409in">
            <draw:object draw:notify-on-update-of-ranges="'First Run'.W2:'First Run'.AA2 'First Run'.V3:'First Run'.V3 'First Run'.W3:'First Run'.AA3 'First Run'.V4:'First Run'.V4 'First Run'.W4:'First Run'.AA4 'First Run'.V5:'First Run'.V5 'First Run'.W5:'First Run'.AA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9913in" svg:height="3.3701in" svg:x="24.9063in" svg:y="1.2445in">
            <draw:object draw:notify-on-update-of-ranges="'First Run'.AD2:'First Run'.AH2 'First Run'.AC3:'First Run'.AC3 'First Run'.AD3:'First Run'.AH3 'First Run'.AC4:'First Run'.AC4 'First Run'.AD4:'First Run'.AH4 'First Run'.AC5:'First Run'.AC5 'First Run'.AD5:'First Run'.AH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9492in" svg:height="3.3461in" svg:x="31.1472in" svg:y="1.2437in">
            <draw:object draw:notify-on-update-of-ranges="'First Run'.AK2:'First Run'.AO2 'First Run'.AJ3:'First Run'.AJ3 'First Run'.AK3:'First Run'.AO3 'First Run'.AJ4:'First Run'.AJ4 'First Run'.AK4:'First Run'.AO4 'First Run'.AJ5:'First Run'.AJ5 'First Run'.AK5:'First Run'.AO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9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7"/>
        <table:table-column table:style-name="co2" table:default-cell-style-name="ce4"/>
        <table:table-column table:style-name="co2" table:default-cell-style-name="ce3"/>
        <table:table-column table:style-name="co2" table:default-cell-style-name="ce6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7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7"/>
        <table:table-column table:style-name="co2" table:default-cell-style-name="ce6"/>
        <table:table-column table:style-name="co2" table:number-columns-repeated="2" table:default-cell-style-name="ce7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6"/>
        <table:table-column table:style-name="co2" table:number-columns-repeated="2" table:default-cell-style-name="ce7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 table:number-columns-spanned="6" table:number-rows-spanned="1">
            <text:p>Load/Store Queue Entries (LSQ_ENTRIES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  <table:table-cell/>
          <table:table-cell table:style-name="ce11" office:value-type="string" calcext:value-type="string" table:number-columns-spanned="6" table:number-rows-spanned="1">
            <text:p>Reorder Buffer Entries (ROB_ENTRIES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  <table:table-cell/>
          <table:table-cell table:style-name="ce11" office:value-type="string" calcext:value-type="string" table:number-columns-spanned="6" table:number-rows-spanned="1">
            <text:p>INT Functional Units Entries (FUINT_NUM) Exploration</text:p>
          </table:table-cell>
          <table:covered-table-cell table:number-columns-repeated="2" table:style-name="ce4"/>
          <table:covered-table-cell/>
          <table:covered-table-cell table:number-columns-repeated="2" table:style-name="ce4"/>
          <table:table-cell/>
          <table:table-cell table:style-name="ce11" office:value-type="string" calcext:value-type="string" table:number-columns-spanned="6" table:number-rows-spanned="1">
            <text:p>MUL/DIV Functional Units Entries (FUCOM_NUM) Exploration</text:p>
          </table:table-cell>
          <table:covered-table-cell/>
          <table:covered-table-cell table:number-columns-repeated="4" table:style-name="ce4"/>
          <table:table-cell/>
          <table:table-cell table:style-name="ce11" office:value-type="string" calcext:value-type="string" table:number-columns-spanned="6" table:number-rows-spanned="1">
            <text:p>Floating Point Functional Units Entries (FUFP_NUM) Exploration</text:p>
          </table:table-cell>
          <table:covered-table-cell/>
          <table:covered-table-cell table:number-columns-repeated="4" table:style-name="ce4"/>
          <table:table-cell/>
          <table:table-cell table:style-name="ce11" office:value-type="string" calcext:value-type="string" table:number-columns-spanned="6" table:number-rows-spanned="1">
            <text:p>Load/Store Functional Units Entries (FULS_NUM) Exploration</text:p>
          </table:table-cell>
          <table:covered-table-cell/>
          <table:covered-table-cell table:style-name="ce4"/>
          <table:covered-table-cell/>
          <table:covered-table-cell table:style-name="ce4"/>
          <table:covered-table-cell/>
        </table:table-row>
        <table:table-row table:style-name="ro1"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8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10"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table:style-name="ce7"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table:style-name="ce3" office:value-type="float" office:value="0.666748" calcext:value-type="float">
            <text:p>0.666748</text:p>
          </table:table-cell>
          <table:table-cell table:style-name="ce10" office:value-type="float" office:value="1.066602" calcext:value-type="float">
            <text:p>1.0666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15978" calcext:value-type="float">
            <text:p>0.115978</text:p>
          </table:table-cell>
          <table:table-cell office:value-type="float" office:value="1.081535" calcext:value-type="float">
            <text:p>1.081535</text:p>
          </table:table-cell>
          <table:table-cell office:value-type="float" office:value="0.638016" calcext:value-type="float">
            <text:p>0.638016</text:p>
          </table:table-cell>
          <table:table-cell office:value-type="float" office:value="0.664866" calcext:value-type="float">
            <text:p>0.664866</text:p>
          </table:table-cell>
          <table:table-cell office:value-type="float" office:value="1.138004" calcext:value-type="float">
            <text:p>1.13800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10479" calcext:value-type="float">
            <text:p>0.110479</text:p>
          </table:table-cell>
          <table:table-cell table:style-name="ce7" office:value-type="float" office:value="1.024739" calcext:value-type="float">
            <text:p>1.024739</text:p>
          </table:table-cell>
          <table:table-cell table:style-name="ce6" office:value-type="float" office:value="0.61362" calcext:value-type="float">
            <text:p>0.61362</text:p>
          </table:table-cell>
          <table:table-cell office:value-type="float" office:value="0.674672" calcext:value-type="float">
            <text:p>0.674672</text:p>
          </table:table-cell>
          <table:table-cell office:value-type="float" office:value="1.067494" calcext:value-type="float">
            <text:p>1.0674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8279" calcext:value-type="float">
            <text:p>0.118279</text:p>
          </table:table-cell>
          <table:table-cell table:style-name="ce7" office:value-type="float" office:value="1.093322" calcext:value-type="float">
            <text:p>1.093322</text:p>
          </table:table-cell>
          <table:table-cell office:value-type="float" office:value="0.613713" calcext:value-type="float">
            <text:p>0.613713</text:p>
          </table:table-cell>
          <table:table-cell table:style-name="ce7" office:value-type="float" office:value="0.667322" calcext:value-type="float">
            <text:p>0.667322</text:p>
          </table:table-cell>
          <table:table-cell office:value-type="float" office:value="1.068373" calcext:value-type="float">
            <text:p>1.068373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.118088" calcext:value-type="float">
            <text:p>0.118088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.118088" calcext:value-type="float">
            <text:p>0.118088</text:p>
          </table:table-cell>
          <table:table-cell office:value-type="float" office:value="0.997008" calcext:value-type="float">
            <text:p>0.997008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899" calcext:value-type="float">
            <text:p>0.666899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table:style-name="ce7" office:value-type="float" office:value="1.005991" calcext:value-type="float">
            <text:p>1.005991</text:p>
          </table:table-cell>
          <table:table-cell office:value-type="float" office:value="0.61232" calcext:value-type="float">
            <text:p>0.61232</text:p>
          </table:table-cell>
          <table:table-cell office:value-type="float" office:value="0.656355" calcext:value-type="float">
            <text:p>0.656355</text:p>
          </table:table-cell>
          <table:table-cell table:style-name="ce7" office:value-type="float" office:value="1.071159" calcext:value-type="float">
            <text:p>1.0711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5962" calcext:value-type="float">
            <text:p>0.115962</text:p>
          </table:table-cell>
          <table:table-cell office:value-type="float" office:value="1.100972" calcext:value-type="float">
            <text:p>1.100972</text:p>
          </table:table-cell>
          <table:table-cell office:value-type="float" office:value="0.638024" calcext:value-type="float">
            <text:p>0.638024</text:p>
          </table:table-cell>
          <table:table-cell office:value-type="float" office:value="0.678206" calcext:value-type="float">
            <text:p>0.678206</text:p>
          </table:table-cell>
          <table:table-cell office:value-type="float" office:value="1.217459" calcext:value-type="float">
            <text:p>1.217459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6" office:value-type="float" office:value="0.110481" calcext:value-type="float">
            <text:p>0.110481</text:p>
          </table:table-cell>
          <table:table-cell office:value-type="float" office:value="1.024596" calcext:value-type="float">
            <text:p>1.024596</text:p>
          </table:table-cell>
          <table:table-cell office:value-type="float" office:value="0.610299" calcext:value-type="float">
            <text:p>0.610299</text:p>
          </table:table-cell>
          <table:table-cell table:style-name="ce7" office:value-type="float" office:value="0.674673" calcext:value-type="float">
            <text:p>0.674673</text:p>
          </table:table-cell>
          <table:table-cell office:value-type="float" office:value="1.067494" calcext:value-type="float">
            <text:p>1.0674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1.082663" calcext:value-type="float">
            <text:p>1.082663</text:p>
          </table:table-cell>
          <table:table-cell table:style-name="ce6" office:value-type="float" office:value="0.613725" calcext:value-type="float">
            <text:p>0.613725</text:p>
          </table:table-cell>
          <table:table-cell office:value-type="float" office:value="0.667321" calcext:value-type="float">
            <text:p>0.667321</text:p>
          </table:table-cell>
          <table:table-cell office:value-type="float" office:value="1.068373" calcext:value-type="float">
            <text:p>1.068373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0.118088" calcext:value-type="float">
            <text:p>0.118088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0.118088" calcext:value-type="float">
            <text:p>0.118088</text:p>
          </table:table-cell>
          <table:table-cell office:value-type="float" office:value="0.997008" calcext:value-type="float">
            <text:p>0.997008</text:p>
          </table:table-cell>
          <table:table-cell table:style-name="ce4" office:value-type="float" office:value="0.608983" calcext:value-type="float">
            <text:p>0.608983</text:p>
          </table:table-cell>
          <table:table-cell office:value-type="float" office:value="0.666899" calcext:value-type="float">
            <text:p>0.666899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.110963" calcext:value-type="float">
            <text:p>0.110963</text:p>
          </table:table-cell>
          <table:table-cell office:value-type="float" office:value="1.004764" calcext:value-type="float">
            <text:p>1.004764</text:p>
          </table:table-cell>
          <table:table-cell table:style-name="ce6" office:value-type="float" office:value="0.61821" calcext:value-type="float">
            <text:p>0.61821</text:p>
          </table:table-cell>
          <table:table-cell table:style-name="ce7" office:value-type="float" office:value="0.6684" calcext:value-type="float">
            <text:p>0.6684</text:p>
          </table:table-cell>
          <table:table-cell table:style-name="ce3" office:value-type="float" office:value="1.068513" calcext:value-type="float">
            <text:p>1.0685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float" office:value="0.115985" calcext:value-type="float">
            <text:p>0.115985</text:p>
          </table:table-cell>
          <table:table-cell table:style-name="ce7" office:value-type="float" office:value="1.101292" calcext:value-type="float">
            <text:p>1.101292</text:p>
          </table:table-cell>
          <table:table-cell table:style-name="ce6" office:value-type="float" office:value="0.638408" calcext:value-type="float">
            <text:p>0.638408</text:p>
          </table:table-cell>
          <table:table-cell table:style-name="ce7" office:value-type="float" office:value="0.678977" calcext:value-type="float">
            <text:p>0.678977</text:p>
          </table:table-cell>
          <table:table-cell table:style-name="ce10" office:value-type="float" office:value="1.273579" calcext:value-type="float">
            <text:p>1.273579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6" office:value-type="float" office:value="0.110481" calcext:value-type="float">
            <text:p>0.110481</text:p>
          </table:table-cell>
          <table:table-cell office:value-type="float" office:value="1.024501" calcext:value-type="float">
            <text:p>1.024501</text:p>
          </table:table-cell>
          <table:table-cell office:value-type="float" office:value="0.610366" calcext:value-type="float">
            <text:p>0.610366</text:p>
          </table:table-cell>
          <table:table-cell table:style-name="ce7" office:value-type="float" office:value="0.674673" calcext:value-type="float">
            <text:p>0.674673</text:p>
          </table:table-cell>
          <table:table-cell office:value-type="float" office:value="1.067494" calcext:value-type="float">
            <text:p>1.0674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1.082663" calcext:value-type="float">
            <text:p>1.082663</text:p>
          </table:table-cell>
          <table:table-cell table:style-name="ce6" office:value-type="float" office:value="0.613725" calcext:value-type="float">
            <text:p>0.613725</text:p>
          </table:table-cell>
          <table:table-cell office:value-type="float" office:value="0.667321" calcext:value-type="float">
            <text:p>0.667321</text:p>
          </table:table-cell>
          <table:table-cell office:value-type="float" office:value="1.068373" calcext:value-type="float">
            <text:p>1.068373</text:p>
          </table:table-cell>
          <table:table-cell/>
          <table:table-cell table:style-name="ce12"/>
          <table:table-cell/>
          <table:table-cell table:style-name="ce12"/>
          <table:table-cell table:style-name="ce4"/>
          <table:table-cell table:style-name="ce12" table:number-columns-repeated="2"/>
          <table:table-cell/>
          <table:table-cell table:style-name="ce4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 table:style-name="Default" table:number-columns-repeated="36"/>
        </table:table-row>
      </table:table>
      <table:table table:name="Second Run" table:style-name="ta1">
        <table:shapes>
          <draw:frame draw:z-index="0" draw:style-name="gr1" draw:text-style-name="P1" svg:width="6.2988in" svg:height="7.4764in" svg:x="1.6291in" svg:y="3.8913in">
            <draw:object draw:notify-on-update-of-ranges="'Second Run'.A2:'Second Run'.A2 'Second Run'.H2:'Second Run'.L2 'Second Run'.A3:'Second Run'.A3 'Second Run'.H3:'Second Run'.L3 'Second Run'.A4:'Second Run'.A4 'Second Run'.H4:'Second Run'.L4 'Second Run'.A5:'Second Run'.A5 'Second Run'.H5:'Second Run'.L5 'Second Run'.A6:'Second Run'.A6 'Second Run'.H6:'Second Run'.L6 'Second Run'.A7:'Second Run'.A7 'Second Run'.H7:'Second Run'.L7 'Second Run'.A8:'Second Run'.A8 'Second Run'.H8:'Second Run'.L8 'Second Run'.A9:'Second Run'.A9 'Second Run'.H9:'Second Run'.L9 'Second Run'.A10:'Second Run'.A10 'Second Run'.H10:'Second Run'.L10 'Second Run'.A11:'Second Run'.A11 'Second Run'.H11:'Second Run'.L11 'Second Run'.A12:'Second Run'.A12 'Second Run'.H12:'Second Run'.L12 'Second Run'.A13:'Second Run'.A13 'Second Run'.H13:'Second Run'.L13 'Second Run'.A14:'Second Run'.A14 'Second Run'.H14:'Second Run'.L14 'Second Run'.A15:'Second Run'.A15 'Second Run'.H15:'Second Run'.L15 'Second Run'.A16:'Second Run'.A16 'Second Run'.H16:'Second Run'.L16 'Second Run'.A17:'Second Run'.A17 'Second Run'.H17:'Second Run'.L17 'Second Run'.A18:'Second Run'.A18 'Second Run'.H18:'Second Run'.L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number-columns-repeated="4" table:default-cell-style-name="ce4"/>
        <table:table-column table:style-name="co4" table:number-columns-repeated="5" table:default-cell-style-name="ce4"/>
        <table:table-row table:style-name="ro1">
          <table:table-cell office:value-type="string" calcext:value-type="string" table:number-columns-spanned="7" table:number-rows-spanned="1">
            <text:p>BENCHMARK SPECIFICATIONS</text:p>
          </table:table-cell>
          <table:covered-table-cell table:number-columns-repeated="6"/>
          <table:table-cell office:value-type="string" calcext:value-type="string" table:number-columns-spanned="5" table:number-rows-spanned="1">
            <text:p>RESUL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CH#</text:p>
          </table:table-cell>
          <table:table-cell office:value-type="string" calcext:value-type="string">
            <text:p>LSQ_ENTRIES</text:p>
          </table:table-cell>
          <table:table-cell office:value-type="string" calcext:value-type="string">
            <text:p>ROB_ENTRIES</text:p>
          </table:table-cell>
          <table:table-cell office:value-type="string" calcext:value-type="string">
            <text:p>FUINT</text:p>
          </table:table-cell>
          <table:table-cell office:value-type="string" calcext:value-type="string">
            <text:p>FUCOM</text:p>
          </table:table-cell>
          <table:table-cell office:value-type="string" calcext:value-type="string">
            <text:p>FUFP</text:p>
          </table:table-cell>
          <table:table-cell office:value-type="string" calcext:value-type="string">
            <text:p>FULS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BENCH4</text:p>
          </table:table-cell>
          <table:table-cell office:value-type="string" calcext:value-type="string">
            <text:p>BENCH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1.616668" calcext:value-type="float">
            <text:p>1.616668</text:p>
          </table:table-cell>
          <table:table-cell office:value-type="float" office:value="0.724298" calcext:value-type="float">
            <text:p>0.724298</text:p>
          </table:table-cell>
          <table:table-cell office:value-type="float" office:value="0.125572" calcext:value-type="float">
            <text:p>0.125572</text:p>
          </table:table-cell>
          <table:table-cell table:style-name="ce25" office:value-type="float" office:value="1.284618" calcext:value-type="float">
            <text:p>1.284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135885" calcext:value-type="float">
            <text:p>0.135885</text:p>
          </table:table-cell>
          <table:table-cell office:value-type="float" office:value="1.614141" calcext:value-type="float">
            <text:p>1.614141</text:p>
          </table:table-cell>
          <table:table-cell office:value-type="float" office:value="0.734122" calcext:value-type="float">
            <text:p>0.734122</text:p>
          </table:table-cell>
          <table:table-cell office:value-type="float" office:value="0.126132" calcext:value-type="float">
            <text:p>0.126132</text:p>
          </table:table-cell>
          <table:table-cell office:value-type="float" office:value="1.275604" calcext:value-type="float">
            <text:p>1.275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1.617272" calcext:value-type="float">
            <text:p>1.617272</text:p>
          </table:table-cell>
          <table:table-cell office:value-type="float" office:value="0.724455" calcext:value-type="float">
            <text:p>0.724455</text:p>
          </table:table-cell>
          <table:table-cell office:value-type="float" office:value="0.125576" calcext:value-type="float">
            <text:p>0.125576</text:p>
          </table:table-cell>
          <table:table-cell table:style-name="ce25" office:value-type="float" office:value="1.284618" calcext:value-type="float">
            <text:p>1.284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25" office:value-type="float" office:value="0.135885" calcext:value-type="float">
            <text:p>0.135885</text:p>
          </table:table-cell>
          <table:table-cell office:value-type="float" office:value="1.614761" calcext:value-type="float">
            <text:p>1.614761</text:p>
          </table:table-cell>
          <table:table-cell office:value-type="float" office:value="0.733963" calcext:value-type="float">
            <text:p>0.733963</text:p>
          </table:table-cell>
          <table:table-cell office:value-type="float" office:value="0.126565" calcext:value-type="float">
            <text:p>0.126565</text:p>
          </table:table-cell>
          <table:table-cell office:value-type="float" office:value="1.275604" calcext:value-type="float">
            <text:p>1.2756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4977" calcext:value-type="float">
            <text:p>0.134977</text:p>
          </table:table-cell>
          <table:table-cell office:value-type="float" office:value="1.640916" calcext:value-type="float">
            <text:p>1.640916</text:p>
          </table:table-cell>
          <table:table-cell office:value-type="float" office:value="0.724336" calcext:value-type="float">
            <text:p>0.724336</text:p>
          </table:table-cell>
          <table:table-cell office:value-type="float" office:value="0.126124" calcext:value-type="float">
            <text:p>0.126124</text:p>
          </table:table-cell>
          <table:table-cell office:value-type="float" office:value="1.280551" calcext:value-type="float">
            <text:p>1.280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5485" calcext:value-type="float">
            <text:p>0.135485</text:p>
          </table:table-cell>
          <table:table-cell office:value-type="float" office:value="1.640978" calcext:value-type="float">
            <text:p>1.640978</text:p>
          </table:table-cell>
          <table:table-cell office:value-type="float" office:value="0.734242" calcext:value-type="float">
            <text:p>0.734242</text:p>
          </table:table-cell>
          <table:table-cell table:style-name="ce25" office:value-type="float" office:value="0.127151" calcext:value-type="float">
            <text:p>0.127151</text:p>
          </table:table-cell>
          <table:table-cell office:value-type="float" office:value="1.275763" calcext:value-type="float">
            <text:p>1.2757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4957" calcext:value-type="float">
            <text:p>0.134957</text:p>
          </table:table-cell>
          <table:table-cell office:value-type="float" office:value="1.641022" calcext:value-type="float">
            <text:p>1.641022</text:p>
          </table:table-cell>
          <table:table-cell office:value-type="float" office:value="0.724417" calcext:value-type="float">
            <text:p>0.724417</text:p>
          </table:table-cell>
          <table:table-cell office:value-type="float" office:value="0.125552" calcext:value-type="float">
            <text:p>0.125552</text:p>
          </table:table-cell>
          <table:table-cell office:value-type="float" office:value="1.280551" calcext:value-type="float">
            <text:p>1.280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35485" calcext:value-type="float">
            <text:p>0.135485</text:p>
          </table:table-cell>
          <table:table-cell office:value-type="float" office:value="1.640915" calcext:value-type="float">
            <text:p>1.640915</text:p>
          </table:table-cell>
          <table:table-cell office:value-type="float" office:value="0.734019" calcext:value-type="float">
            <text:p>0.734019</text:p>
          </table:table-cell>
          <table:table-cell office:value-type="float" office:value="0.126005" calcext:value-type="float">
            <text:p>0.126005</text:p>
          </table:table-cell>
          <table:table-cell office:value-type="float" office:value="1.275763" calcext:value-type="float">
            <text:p>1.2757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2963" calcext:value-type="float">
            <text:p>0.132963</text:p>
          </table:table-cell>
          <table:table-cell office:value-type="float" office:value="1.755599" calcext:value-type="float">
            <text:p>1.755599</text:p>
          </table:table-cell>
          <table:table-cell office:value-type="float" office:value="0.73366" calcext:value-type="float">
            <text:p>0.73366</text:p>
          </table:table-cell>
          <table:table-cell office:value-type="float" office:value="0.12674" calcext:value-type="float">
            <text:p>0.12674</text:p>
          </table:table-cell>
          <table:table-cell office:value-type="float" office:value="1.270029" calcext:value-type="float">
            <text:p>1.270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3749" calcext:value-type="float">
            <text:p>0.133749</text:p>
          </table:table-cell>
          <table:table-cell office:value-type="float" office:value="1.760207" calcext:value-type="float">
            <text:p>1.760207</text:p>
          </table:table-cell>
          <table:table-cell office:value-type="float" office:value="0.743452" calcext:value-type="float">
            <text:p>0.743452</text:p>
          </table:table-cell>
          <table:table-cell office:value-type="float" office:value="0.126174" calcext:value-type="float">
            <text:p>0.126174</text:p>
          </table:table-cell>
          <table:table-cell office:value-type="float" office:value="1.271314" calcext:value-type="float">
            <text:p>1.2713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295" calcext:value-type="float">
            <text:p>0.13295</text:p>
          </table:table-cell>
          <table:table-cell office:value-type="float" office:value="1.755292" calcext:value-type="float">
            <text:p>1.755292</text:p>
          </table:table-cell>
          <table:table-cell office:value-type="float" office:value="0.733572" calcext:value-type="float">
            <text:p>0.733572</text:p>
          </table:table-cell>
          <table:table-cell office:value-type="float" office:value="0.126165" calcext:value-type="float">
            <text:p>0.126165</text:p>
          </table:table-cell>
          <table:table-cell office:value-type="float" office:value="1.270029" calcext:value-type="float">
            <text:p>1.2700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.133749" calcext:value-type="float">
            <text:p>0.133749</text:p>
          </table:table-cell>
          <table:table-cell office:value-type="float" office:value="1.760142" calcext:value-type="float">
            <text:p>1.760142</text:p>
          </table:table-cell>
          <table:table-cell office:value-type="float" office:value="0.743325" calcext:value-type="float">
            <text:p>0.743325</text:p>
          </table:table-cell>
          <table:table-cell office:value-type="float" office:value="0.126177" calcext:value-type="float">
            <text:p>0.126177</text:p>
          </table:table-cell>
          <table:table-cell office:value-type="float" office:value="1.271314" calcext:value-type="float">
            <text:p>1.2713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2965" calcext:value-type="float">
            <text:p>0.132965</text:p>
          </table:table-cell>
          <table:table-cell office:value-type="float" office:value="1.78978" calcext:value-type="float">
            <text:p>1.78978</text:p>
          </table:table-cell>
          <table:table-cell office:value-type="float" office:value="0.733771" calcext:value-type="float">
            <text:p>0.733771</text:p>
          </table:table-cell>
          <table:table-cell office:value-type="float" office:value="0.126174" calcext:value-type="float">
            <text:p>0.126174</text:p>
          </table:table-cell>
          <table:table-cell office:value-type="float" office:value="1.270111" calcext:value-type="float">
            <text:p>1.270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3862" calcext:value-type="float">
            <text:p>0.133862</text:p>
          </table:table-cell>
          <table:table-cell table:style-name="ce25" office:value-type="float" office:value="1.793284" calcext:value-type="float">
            <text:p>1.793284</text:p>
          </table:table-cell>
          <table:table-cell office:value-type="float" office:value="0.743588" calcext:value-type="float">
            <text:p>0.743588</text:p>
          </table:table-cell>
          <table:table-cell office:value-type="float" office:value="0.126633" calcext:value-type="float">
            <text:p>0.126633</text:p>
          </table:table-cell>
          <table:table-cell office:value-type="float" office:value="1.271811" calcext:value-type="float">
            <text:p>1.2718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315" calcext:value-type="float">
            <text:p>0.13315</text:p>
          </table:table-cell>
          <table:table-cell office:value-type="float" office:value="1.78978" calcext:value-type="float">
            <text:p>1.78978</text:p>
          </table:table-cell>
          <table:table-cell office:value-type="float" office:value="0.73319" calcext:value-type="float">
            <text:p>0.73319</text:p>
          </table:table-cell>
          <table:table-cell office:value-type="float" office:value="0.126174" calcext:value-type="float">
            <text:p>0.126174</text:p>
          </table:table-cell>
          <table:table-cell office:value-type="float" office:value="1.270111" calcext:value-type="float">
            <text:p>1.270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3376" calcext:value-type="float">
            <text:p>0.13376</text:p>
          </table:table-cell>
          <table:table-cell table:style-name="ce25" office:value-type="float" office:value="1.793284" calcext:value-type="float">
            <text:p>1.793284</text:p>
          </table:table-cell>
          <table:table-cell table:style-name="ce25" office:value-type="float" office:value="0.7442" calcext:value-type="float">
            <text:p>0.7442</text:p>
          </table:table-cell>
          <table:table-cell office:value-type="float" office:value="0.126056" calcext:value-type="float">
            <text:p>0.126056</text:p>
          </table:table-cell>
          <table:table-cell office:value-type="float" office:value="1.271811" calcext:value-type="float">
            <text:p>1.271811</text:p>
          </table:table-cell>
        </table:table-row>
      </table:table>
      <table:table table:name="MiP Exploration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5:46:25.533523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0:59:13.532413856</meta:creation-date>
    <dc:date>2023-12-22T16:36:34.421296335</dc:date>
    <meta:editing-duration>PT4H41M19S</meta:editing-duration>
    <meta:editing-cycles>6</meta:editing-cycles>
    <meta:generator>LibreOffice/7.6.4.1$Linux_X86_64 LibreOffice_project/60$Build-1</meta:generator>
    <meta:document-statistic meta:table-count="3" meta:cell-count="374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13cm" svg:height="7.882cm" xlink:href=".." xlink:type="simple" chart:class="chart:bar" chart:style-name="ch1">
        <chart:title svg:x="4.7cm" svg:y="0.293cm" chart:style-name="ch2">
          <text:p>L/S Queue Exploration</text:p>
        </chart:title>
        <chart:legend chart:legend-position="end" svg:x="12.702cm" svg:y="2.895cm" style:legend-expansion="high" chart:style-name="ch3"/>
        <chart:plot-area chart:style-name="ch4" table:cell-range-address="'First Run'.A2:'First Run'.F6" chart:data-source-has-labels="both" svg:x="0.28cm" svg:y="1.229cm" svg:width="12.142cm" svg:height="5.515cm">
          <chart:coordinate-region svg:x="2.41cm" svg:y="1.229cm" svg:width="9.772cm" svg:height="4.868cm"/>
          <chart:axis chart:dimension="x" chart:name="primary-x" chart:style-name="ch5" chartooo:axis-type="auto">
            <chartooo:date-scale/>
            <chart:categories table:cell-range-address="'First Run'.B2:'First Run'.F2"/>
          </chart:axis>
          <chart:axis chart:dimension="y" chart:name="primary-y" chart:style-name="ch6">
            <chart:title svg:x="6.029cm" svg:y="6.901cm" chart:style-name="ch7">
              <text:p>IPC</text:p>
            </chart:title>
            <chart:grid chart:style-name="ch8" chart:class="major"/>
          </chart:axis>
          <chart:series chart:style-name="ch9" chart:values-cell-range-address="'First Run'.B3:'First Run'.F3" chart:label-cell-address="'First Run'.A3:'First Run'.A3" chart:class="chart:bar">
            <chart:data-point chart:repeated="5"/>
          </chart:series>
          <chart:series chart:style-name="ch10" chart:values-cell-range-address="'First Run'.B4:'First Run'.F4" chart:label-cell-address="'First Run'.A4:'First Run'.A4" chart:class="chart:bar">
            <chart:data-point chart:repeated="5"/>
          </chart:series>
          <chart:series chart:style-name="ch11" chart:values-cell-range-address="'First Run'.B5:'First Run'.F5" chart:label-cell-address="'First Run'.A5:'First Run'.A5" chart:class="chart:bar">
            <chart:data-point chart:repeated="5"/>
          </chart:series>
          <chart:series chart:style-name="ch12" chart:values-cell-range-address="'First Run'.B6:'First Run'.F6" chart:label-cell-address="'First Run'.A6:'First Run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'First Run'.B2:'First Run'.F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First Run'.A3:'First Run'.A3</svg:desc>
                </draw:g>
              </table:table-cell>
              <table:table-cell office:value-type="float" office:value="0.110049">
                <text:p>0.110049</text:p>
                <draw:g>
                  <svg:desc>'First Run'.B3:'First Run'.F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32</text:p>
                <draw:g>
                  <svg:desc>'First Run'.A4:'First Run'.A4</svg:desc>
                </draw:g>
              </table:table-cell>
              <table:table-cell office:value-type="float" office:value="0.115978">
                <text:p>0.115978</text:p>
                <draw:g>
                  <svg:desc>'First Run'.B4:'First Run'.F4</svg:desc>
                </draw:g>
              </table:table-cell>
              <table:table-cell office:value-type="float" office:value="1.081535">
                <text:p>1.081535</text:p>
              </table:table-cell>
              <table:table-cell office:value-type="float" office:value="0.638016">
                <text:p>0.638016</text:p>
              </table:table-cell>
              <table:table-cell office:value-type="float" office:value="0.664866">
                <text:p>0.664866</text:p>
              </table:table-cell>
              <table:table-cell office:value-type="float" office:value="1.138004">
                <text:p>1.138004</text:p>
              </table:table-cell>
            </table:table-row>
            <table:table-row>
              <table:table-cell office:value-type="string">
                <text:p>64</text:p>
                <draw:g>
                  <svg:desc>'First Run'.A5:'First Run'.A5</svg:desc>
                </draw:g>
              </table:table-cell>
              <table:table-cell office:value-type="float" office:value="0.115962">
                <text:p>0.115962</text:p>
                <draw:g>
                  <svg:desc>'First Run'.B5:'First Run'.F5</svg:desc>
                </draw:g>
              </table:table-cell>
              <table:table-cell office:value-type="float" office:value="1.100972">
                <text:p>1.100972</text:p>
              </table:table-cell>
              <table:table-cell office:value-type="float" office:value="0.638024">
                <text:p>0.638024</text:p>
              </table:table-cell>
              <table:table-cell office:value-type="float" office:value="0.678206">
                <text:p>0.678206</text:p>
              </table:table-cell>
              <table:table-cell office:value-type="float" office:value="1.217459">
                <text:p>1.217459</text:p>
              </table:table-cell>
            </table:table-row>
            <table:table-row>
              <table:table-cell office:value-type="string">
                <text:p>128</text:p>
                <draw:g>
                  <svg:desc>'First Run'.A6:'First Run'.A6</svg:desc>
                </draw:g>
              </table:table-cell>
              <table:table-cell office:value-type="float" office:value="0.115985">
                <text:p>0.115985</text:p>
                <draw:g>
                  <svg:desc>'First Run'.B6:'First Run'.F6</svg:desc>
                </draw:g>
              </table:table-cell>
              <table:table-cell office:value-type="float" office:value="1.101292">
                <text:p>1.101292</text:p>
              </table:table-cell>
              <table:table-cell office:value-type="float" office:value="0.638408">
                <text:p>0.638408</text:p>
              </table:table-cell>
              <table:table-cell office:value-type="float" office:value="0.678977">
                <text:p>0.678977</text:p>
              </table:table-cell>
              <table:table-cell office:value-type="float" office:value="1.273579">
                <text:p>1.273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96cm" svg:height="7.929cm" xlink:href=".." xlink:type="simple" chart:class="chart:bar" chart:style-name="ch1">
        <chart:title svg:x="1.792cm" svg:y="0.294cm" chart:style-name="ch2">
          <text:p>Reorder Buffer Entries (ROB_ENTRIES) Exploration</text:p>
        </chart:title>
        <chart:legend chart:legend-position="end" svg:x="12.785cm" svg:y="2.918cm" style:legend-expansion="high" chart:style-name="ch3"/>
        <chart:plot-area chart:style-name="ch4" table:cell-range-address="'First Run'.H2:'First Run'.M6" chart:data-source-has-labels="both" svg:x="0.281cm" svg:y="1.231cm" svg:width="12.223cm" svg:height="5.559cm">
          <chart:coordinate-region svg:x="2.411cm" svg:y="1.231cm" svg:width="9.853cm" svg:height="4.912cm"/>
          <chart:axis chart:dimension="x" chart:name="primary-x" chart:style-name="ch5" chartooo:axis-type="auto">
            <chartooo:date-scale/>
            <chart:categories table:cell-range-address="'First Run'.I2:'First Run'.M2"/>
          </chart:axis>
          <chart:axis chart:dimension="y" chart:name="primary-y" chart:style-name="ch6">
            <chart:title svg:x="6.07cm" svg:y="6.948cm" chart:style-name="ch7">
              <text:p>IPC</text:p>
            </chart:title>
            <chart:grid chart:style-name="ch8" chart:class="major"/>
          </chart:axis>
          <chart:series chart:style-name="ch9" chart:values-cell-range-address="'First Run'.I3:'First Run'.M3" chart:label-cell-address="'First Run'.H3:'First Run'.H3" chart:class="chart:bar">
            <chart:data-point chart:repeated="5"/>
          </chart:series>
          <chart:series chart:style-name="ch10" chart:values-cell-range-address="'First Run'.I4:'First Run'.M4" chart:label-cell-address="'First Run'.H4:'First Run'.H4" chart:class="chart:bar">
            <chart:data-point chart:repeated="5"/>
          </chart:series>
          <chart:series chart:style-name="ch11" chart:values-cell-range-address="'First Run'.I5:'First Run'.M5" chart:label-cell-address="'First Run'.H5:'First Run'.H5" chart:class="chart:bar">
            <chart:data-point chart:repeated="5"/>
          </chart:series>
          <chart:series chart:style-name="ch12" chart:values-cell-range-address="'First Run'.I6:'First Run'.M6" chart:label-cell-address="'First Run'.H6:'First Run'.H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'First Run'.I2:'First Run'.M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'First Run'.H3:'First Run'.H3</svg:desc>
                </draw:g>
              </table:table-cell>
              <table:table-cell office:value-type="float" office:value="0.110049">
                <text:p>0.110049</text:p>
                <draw:g>
                  <svg:desc>'First Run'.I3:'First Run'.M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128</text:p>
                <draw:g>
                  <svg:desc>'First Run'.H4:'First Run'.H4</svg:desc>
                </draw:g>
              </table:table-cell>
              <table:table-cell office:value-type="float" office:value="0.110479">
                <text:p>0.110479</text:p>
                <draw:g>
                  <svg:desc>'First Run'.I4:'First Run'.M4</svg:desc>
                </draw:g>
              </table:table-cell>
              <table:table-cell office:value-type="float" office:value="1.024739">
                <text:p>1.024739</text:p>
              </table:table-cell>
              <table:table-cell office:value-type="float" office:value="0.61362">
                <text:p>0.61362</text:p>
              </table:table-cell>
              <table:table-cell office:value-type="float" office:value="0.674672">
                <text:p>0.674672</text:p>
              </table:table-cell>
              <table:table-cell office:value-type="float" office:value="1.067494">
                <text:p>1.067494</text:p>
              </table:table-cell>
            </table:table-row>
            <table:table-row>
              <table:table-cell office:value-type="string">
                <text:p>256</text:p>
                <draw:g>
                  <svg:desc>'First Run'.H5:'First Run'.H5</svg:desc>
                </draw:g>
              </table:table-cell>
              <table:table-cell office:value-type="float" office:value="0.110481">
                <text:p>0.110481</text:p>
                <draw:g>
                  <svg:desc>'First Run'.I5:'First Run'.M5</svg:desc>
                </draw:g>
              </table:table-cell>
              <table:table-cell office:value-type="float" office:value="1.024596">
                <text:p>1.024596</text:p>
              </table:table-cell>
              <table:table-cell office:value-type="float" office:value="0.610299">
                <text:p>0.610299</text:p>
              </table:table-cell>
              <table:table-cell office:value-type="float" office:value="0.674673">
                <text:p>0.674673</text:p>
              </table:table-cell>
              <table:table-cell office:value-type="float" office:value="1.067494">
                <text:p>1.067494</text:p>
              </table:table-cell>
            </table:table-row>
            <table:table-row>
              <table:table-cell office:value-type="string">
                <text:p>512</text:p>
                <draw:g>
                  <svg:desc>'First Run'.H6:'First Run'.H6</svg:desc>
                </draw:g>
              </table:table-cell>
              <table:table-cell office:value-type="float" office:value="0.110481">
                <text:p>0.110481</text:p>
                <draw:g>
                  <svg:desc>'First Run'.I6:'First Run'.M6</svg:desc>
                </draw:g>
              </table:table-cell>
              <table:table-cell office:value-type="float" office:value="1.024501">
                <text:p>1.024501</text:p>
              </table:table-cell>
              <table:table-cell office:value-type="float" office:value="0.610366">
                <text:p>0.610366</text:p>
              </table:table-cell>
              <table:table-cell office:value-type="float" office:value="0.674673">
                <text:p>0.674673</text:p>
              </table:table-cell>
              <table:table-cell office:value-type="float" office:value="1.067494">
                <text:p>1.067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81cm" svg:height="8.483cm" xlink:href=".." xlink:type="simple" chart:class="chart:bar" chart:style-name="ch1">
        <chart:title svg:x="1.993cm" svg:y="0.305cm" chart:style-name="ch2">
          <text:p>INT Functional Units Entries (FUINT_NUM) Exploration</text:p>
        </chart:title>
        <chart:legend chart:legend-position="end" svg:x="13.956cm" svg:y="3.195cm" style:legend-expansion="high" chart:style-name="ch3"/>
        <chart:plot-area chart:style-name="ch4" table:cell-range-address="'First Run'.O2:'First Run'.T6" chart:data-source-has-labels="both" svg:x="0.301cm" svg:y="1.253cm" svg:width="13.354cm" svg:height="6.08cm">
          <chart:coordinate-region svg:x="2.431cm" svg:y="1.253cm" svg:width="10.984cm" svg:height="5.433cm"/>
          <chart:axis chart:dimension="x" chart:name="primary-x" chart:style-name="ch5" chartooo:axis-type="auto">
            <chartooo:date-scale/>
            <chart:categories table:cell-range-address="'First Run'.P2:'First Run'.T2"/>
          </chart:axis>
          <chart:axis chart:dimension="y" chart:name="primary-y" chart:style-name="ch6">
            <chart:title svg:x="6.656cm" svg:y="7.502cm" chart:style-name="ch7">
              <text:p>IPC</text:p>
            </chart:title>
            <chart:grid chart:style-name="ch8" chart:class="major"/>
          </chart:axis>
          <chart:series chart:style-name="ch9" chart:values-cell-range-address="'First Run'.P3:'First Run'.T3" chart:label-cell-address="'First Run'.O3:'First Run'.O3" chart:class="chart:bar">
            <chart:data-point chart:repeated="5"/>
          </chart:series>
          <chart:series chart:style-name="ch10" chart:values-cell-range-address="'First Run'.P4:'First Run'.T4" chart:label-cell-address="'First Run'.O4:'First Run'.O4" chart:class="chart:bar">
            <chart:data-point chart:repeated="5"/>
          </chart:series>
          <chart:series chart:style-name="ch11" chart:values-cell-range-address="'First Run'.P5:'First Run'.T5" chart:label-cell-address="'First Run'.O5:'First Run'.O5" chart:class="chart:bar">
            <chart:data-point chart:repeated="5"/>
          </chart:series>
          <chart:series chart:style-name="ch12" chart:values-cell-range-address="'First Run'.P6:'First Run'.T6" chart:label-cell-address="'First Run'.O6:'First Run'.O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'First Run'.P2:'First Run'.T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First Run'.O3:'First Run'.O3</svg:desc>
                </draw:g>
              </table:table-cell>
              <table:table-cell office:value-type="float" office:value="0.110049">
                <text:p>0.110049</text:p>
                <draw:g>
                  <svg:desc>'First Run'.P3:'First Run'.T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'First Run'.O4:'First Run'.O4</svg:desc>
                </draw:g>
              </table:table-cell>
              <table:table-cell office:value-type="float" office:value="0.118279">
                <text:p>0.118279</text:p>
                <draw:g>
                  <svg:desc>'First Run'.P4:'First Run'.T4</svg:desc>
                </draw:g>
              </table:table-cell>
              <table:table-cell office:value-type="float" office:value="1.093322">
                <text:p>1.093322</text:p>
              </table:table-cell>
              <table:table-cell office:value-type="float" office:value="0.613713">
                <text:p>0.613713</text:p>
              </table:table-cell>
              <table:table-cell office:value-type="float" office:value="0.667322">
                <text:p>0.667322</text:p>
              </table:table-cell>
              <table:table-cell office:value-type="float" office:value="1.068373">
                <text:p>1.068373</text:p>
              </table:table-cell>
            </table:table-row>
            <table:table-row>
              <table:table-cell office:value-type="string">
                <text:p>8</text:p>
                <draw:g>
                  <svg:desc>'First Run'.O5:'First Run'.O5</svg:desc>
                </draw:g>
              </table:table-cell>
              <table:table-cell office:value-type="float" office:value="0.118279">
                <text:p>0.118279</text:p>
                <draw:g>
                  <svg:desc>'First Run'.P5:'First Run'.T5</svg:desc>
                </draw:g>
              </table:table-cell>
              <table:table-cell office:value-type="float" office:value="1.082663">
                <text:p>1.082663</text:p>
              </table:table-cell>
              <table:table-cell office:value-type="float" office:value="0.613725">
                <text:p>0.613725</text:p>
              </table:table-cell>
              <table:table-cell office:value-type="float" office:value="0.667321">
                <text:p>0.667321</text:p>
              </table:table-cell>
              <table:table-cell office:value-type="float" office:value="1.068373">
                <text:p>1.068373</text:p>
              </table:table-cell>
            </table:table-row>
            <table:table-row>
              <table:table-cell office:value-type="string">
                <text:p>16</text:p>
                <draw:g>
                  <svg:desc>'First Run'.O6:'First Run'.O6</svg:desc>
                </draw:g>
              </table:table-cell>
              <table:table-cell office:value-type="float" office:value="0.118279">
                <text:p>0.118279</text:p>
                <draw:g>
                  <svg:desc>'First Run'.P6:'First Run'.T6</svg:desc>
                </draw:g>
              </table:table-cell>
              <table:table-cell office:value-type="float" office:value="1.082663">
                <text:p>1.082663</text:p>
              </table:table-cell>
              <table:table-cell office:value-type="float" office:value="0.613725">
                <text:p>0.613725</text:p>
              </table:table-cell>
              <table:table-cell office:value-type="float" office:value="0.667321">
                <text:p>0.667321</text:p>
              </table:table-cell>
              <table:table-cell office:value-type="float" office:value="1.068373">
                <text:p>1.0683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47cm" svg:height="8.464cm" xlink:href=".." xlink:type="simple" chart:class="chart:bar" chart:style-name="ch1">
        <chart:title svg:x="1.751cm" svg:y="0.304cm" chart:style-name="ch2">
          <text:p>MUL/DIV Functional Units Entries (FUCOM_NUM) Exploration</text:p>
        </chart:title>
        <chart:legend chart:legend-position="end" svg:x="14.107cm" svg:y="3.435cm" style:legend-expansion="high" chart:style-name="ch3"/>
        <chart:plot-area chart:style-name="ch4" table:cell-range-address="'First Run'.V2:'First Run'.AA5" chart:data-source-has-labels="both" svg:x="0.3cm" svg:y="1.756cm" svg:width="13.507cm" svg:height="5.558cm">
          <chart:coordinate-region svg:x="2.43cm" svg:y="1.756cm" svg:width="11.137cm" svg:height="4.911cm"/>
          <chart:axis chart:dimension="x" chart:name="primary-x" chart:style-name="ch5" chartooo:axis-type="auto">
            <chartooo:date-scale/>
            <chart:categories table:cell-range-address="'First Run'.W2:'First Run'.AA2"/>
          </chart:axis>
          <chart:axis chart:dimension="y" chart:name="primary-y" chart:style-name="ch6">
            <chart:title svg:x="6.731cm" svg:y="7.483cm" chart:style-name="ch7">
              <text:p>IPC</text:p>
            </chart:title>
            <chart:grid chart:style-name="ch8" chart:class="major"/>
          </chart:axis>
          <chart:series chart:style-name="ch9" chart:values-cell-range-address="'First Run'.W3:'First Run'.AA3" chart:label-cell-address="'First Run'.V3:'First Run'.V3" chart:class="chart:bar">
            <chart:data-point chart:repeated="5"/>
          </chart:series>
          <chart:series chart:style-name="ch10" chart:values-cell-range-address="'First Run'.W4:'First Run'.AA4" chart:label-cell-address="'First Run'.V4:'First Run'.V4" chart:class="chart:bar">
            <chart:data-point chart:repeated="5"/>
          </chart:series>
          <chart:series chart:style-name="ch11" chart:values-cell-range-address="'First Run'.W5:'First Run'.AA5" chart:label-cell-address="'First Run'.V5:'First Run'.V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'First Run'.W2:'First Run'.AA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First Run'.V3:'First Run'.V3</svg:desc>
                </draw:g>
              </table:table-cell>
              <table:table-cell office:value-type="float" office:value="0.110049">
                <text:p>0.110049</text:p>
                <draw:g>
                  <svg:desc>'First Run'.W3:'First Run'.AA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'First Run'.V4:'First Run'.V4</svg:desc>
                </draw:g>
              </table:table-cell>
              <table:table-cell office:value-type="float" office:value="0.118088">
                <text:p>0.118088</text:p>
                <draw:g>
                  <svg:desc>'First Run'.W4:'First Run'.AA4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8</text:p>
                <draw:g>
                  <svg:desc>'First Run'.V5:'First Run'.V5</svg:desc>
                </draw:g>
              </table:table-cell>
              <table:table-cell office:value-type="float" office:value="0.118088">
                <text:p>0.118088</text:p>
                <draw:g>
                  <svg:desc>'First Run'.W5:'First Run'.AA5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19cm" svg:height="8.561cm" xlink:href=".." xlink:type="simple" chart:class="chart:bar" chart:style-name="ch1">
        <chart:title svg:x="1.625cm" svg:y="0.306cm" chart:style-name="ch2">
          <text:p>Floating Point Functional Units Entries (FUFP_NUM) Exploration</text:p>
        </chart:title>
        <chart:legend chart:legend-position="end" svg:x="14.279cm" svg:y="3.483cm" style:legend-expansion="high" chart:style-name="ch3"/>
        <chart:plot-area chart:style-name="ch4" table:cell-range-address="'First Run'.AC2:'First Run'.AH5" chart:data-source-has-labels="both" svg:x="0.304cm" svg:y="1.76cm" svg:width="13.671cm" svg:height="5.649cm">
          <chart:coordinate-region svg:x="2.434cm" svg:y="1.76cm" svg:width="11.301cm" svg:height="5.002cm"/>
          <chart:axis chart:dimension="x" chart:name="primary-x" chart:style-name="ch5" chartooo:axis-type="auto">
            <chartooo:date-scale/>
            <chart:categories table:cell-range-address="'First Run'.AD2:'First Run'.AH2"/>
          </chart:axis>
          <chart:axis chart:dimension="y" chart:name="primary-y" chart:style-name="ch6">
            <chart:title svg:x="6.817cm" svg:y="7.58cm" chart:style-name="ch7">
              <text:p>IPC</text:p>
            </chart:title>
            <chart:grid chart:style-name="ch8" chart:class="major"/>
          </chart:axis>
          <chart:series chart:style-name="ch9" chart:values-cell-range-address="'First Run'.AD3:'First Run'.AH3" chart:label-cell-address="'First Run'.AC3:'First Run'.AC3" chart:class="chart:bar">
            <chart:data-point chart:repeated="5"/>
          </chart:series>
          <chart:series chart:style-name="ch10" chart:values-cell-range-address="'First Run'.AD4:'First Run'.AH4" chart:label-cell-address="'First Run'.AC4:'First Run'.AC4" chart:class="chart:bar">
            <chart:data-point chart:repeated="5"/>
          </chart:series>
          <chart:series chart:style-name="ch11" chart:values-cell-range-address="'First Run'.AD5:'First Run'.AH5" chart:label-cell-address="'First Run'.AC5:'First Run'.AC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'First Run'.AD2:'First Run'.AH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First Run'.AC3:'First Run'.AC3</svg:desc>
                </draw:g>
              </table:table-cell>
              <table:table-cell office:value-type="float" office:value="0.110049">
                <text:p>0.110049</text:p>
                <draw:g>
                  <svg:desc>'First Run'.AD3:'First Run'.AH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'First Run'.AC4:'First Run'.AC4</svg:desc>
                </draw:g>
              </table:table-cell>
              <table:table-cell office:value-type="float" office:value="0.118088">
                <text:p>0.118088</text:p>
                <draw:g>
                  <svg:desc>'First Run'.AD4:'First Run'.AH4</svg:desc>
                </draw:g>
              </table:table-cell>
              <table:table-cell office:value-type="float" office:value="0.997008">
                <text:p>0.997008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899">
                <text:p>0.666899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8</text:p>
                <draw:g>
                  <svg:desc>'First Run'.AC5:'First Run'.AC5</svg:desc>
                </draw:g>
              </table:table-cell>
              <table:table-cell office:value-type="float" office:value="0.118088">
                <text:p>0.118088</text:p>
                <draw:g>
                  <svg:desc>'First Run'.AD5:'First Run'.AH5</svg:desc>
                </draw:g>
              </table:table-cell>
              <table:table-cell office:value-type="float" office:value="0.997008">
                <text:p>0.997008</text:p>
              </table:table-cell>
              <table:table-cell office:value-type="float" office:value="0.608983">
                <text:p>0.608983</text:p>
              </table:table-cell>
              <table:table-cell office:value-type="float" office:value="0.666899">
                <text:p>0.666899</text:p>
              </table:table-cell>
              <table:table-cell office:value-type="float" office:value="1.066602">
                <text:p>1.0666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12cm" svg:height="8.5cm" xlink:href=".." xlink:type="simple" chart:class="chart:bar" chart:style-name="ch1">
        <chart:title svg:x="1.863cm" svg:y="0.305cm" chart:style-name="ch2">
          <text:p>Load/Store Functional Units Entries (FULS_NUM) Exploration</text:p>
        </chart:title>
        <chart:legend chart:legend-position="end" svg:x="14.172cm" svg:y="3.453cm" style:legend-expansion="high" chart:style-name="ch3"/>
        <chart:plot-area chart:style-name="ch4" table:cell-range-address="'First Run'.AJ2:'First Run'.AO5" chart:data-source-has-labels="both" svg:x="0.302cm" svg:y="1.758cm" svg:width="13.568cm" svg:height="5.591cm">
          <chart:coordinate-region svg:x="2.432cm" svg:y="1.758cm" svg:width="11.198cm" svg:height="4.944cm"/>
          <chart:axis chart:dimension="x" chart:name="primary-x" chart:style-name="ch5" chartooo:axis-type="auto">
            <chartooo:date-scale/>
            <chart:categories table:cell-range-address="'First Run'.AK2:'First Run'.AO2"/>
          </chart:axis>
          <chart:axis chart:dimension="y" chart:name="primary-y" chart:style-name="ch6">
            <chart:title svg:x="6.764cm" svg:y="7.519cm" chart:style-name="ch7">
              <text:p>IPC</text:p>
            </chart:title>
            <chart:grid chart:style-name="ch8" chart:class="major"/>
          </chart:axis>
          <chart:series chart:style-name="ch9" chart:values-cell-range-address="'First Run'.AK3:'First Run'.AO3" chart:label-cell-address="'First Run'.AJ3:'First Run'.AJ3" chart:class="chart:bar">
            <chart:data-point chart:repeated="5"/>
          </chart:series>
          <chart:series chart:style-name="ch10" chart:values-cell-range-address="'First Run'.AK4:'First Run'.AO4" chart:label-cell-address="'First Run'.AJ4:'First Run'.AJ4" chart:class="chart:bar">
            <chart:data-point chart:repeated="5"/>
          </chart:series>
          <chart:series chart:style-name="ch11" chart:values-cell-range-address="'First Run'.AK5:'First Run'.AO5" chart:label-cell-address="'First Run'.AJ5:'First Run'.AJ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'First Run'.AK2:'First Run'.AO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irst Run'.AJ3:'First Run'.AJ3</svg:desc>
                </draw:g>
              </table:table-cell>
              <table:table-cell office:value-type="float" office:value="0.110049">
                <text:p>0.110049</text:p>
                <draw:g>
                  <svg:desc>'First Run'.AK3:'First Run'.AO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2</text:p>
                <draw:g>
                  <svg:desc>'First Run'.AJ4:'First Run'.AJ4</svg:desc>
                </draw:g>
              </table:table-cell>
              <table:table-cell office:value-type="float" office:value="0.110049">
                <text:p>0.110049</text:p>
                <draw:g>
                  <svg:desc>'First Run'.AK4:'First Run'.AO4</svg:desc>
                </draw:g>
              </table:table-cell>
              <table:table-cell office:value-type="float" office:value="1.005991">
                <text:p>1.005991</text:p>
              </table:table-cell>
              <table:table-cell office:value-type="float" office:value="0.61232">
                <text:p>0.61232</text:p>
              </table:table-cell>
              <table:table-cell office:value-type="float" office:value="0.656355">
                <text:p>0.656355</text:p>
              </table:table-cell>
              <table:table-cell office:value-type="float" office:value="1.071159">
                <text:p>1.071159</text:p>
              </table:table-cell>
            </table:table-row>
            <table:table-row>
              <table:table-cell office:value-type="string">
                <text:p>4</text:p>
                <draw:g>
                  <svg:desc>'First Run'.AJ5:'First Run'.AJ5</svg:desc>
                </draw:g>
              </table:table-cell>
              <table:table-cell office:value-type="float" office:value="0.110963">
                <text:p>0.110963</text:p>
                <draw:g>
                  <svg:desc>'First Run'.AK5:'First Run'.AO5</svg:desc>
                </draw:g>
              </table:table-cell>
              <table:table-cell office:value-type="float" office:value="1.004764">
                <text:p>1.004764</text:p>
              </table:table-cell>
              <table:table-cell office:value-type="float" office:value="0.61821">
                <text:p>0.61821</text:p>
              </table:table-cell>
              <table:table-cell office:value-type="float" office:value="0.6684">
                <text:p>0.6684</text:p>
              </table:table-cell>
              <table:table-cell office:value-type="float" office:value="1.068513">
                <text:p>1.0685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18.991cm" xlink:href=".." xlink:type="simple" chart:class="chart:bar" chart:style-name="ch1">
        <chart:title svg:x="5.549cm" svg:y="0.515cm" chart:style-name="ch2">
          <text:p>Best Values Exploration</text:p>
        </chart:title>
        <chart:legend chart:legend-position="end" svg:x="14.875cm" svg:y="5.461cm" style:legend-expansion="high" chart:style-name="ch3"/>
        <chart:plot-area chart:style-name="ch4" table:cell-range-address="'Second Run'.A2:'Second Run'.A18 'Second Run'.H2:'Second Run'.L18" chart:data-source-has-labels="both" svg:x="0.32cm" svg:y="1.673cm" svg:width="14.235cm" svg:height="15.958cm">
          <chart:coordinate-region svg:x="1.947cm" svg:y="1.673cm" svg:width="12.514cm" svg:height="15.311cm"/>
          <chart:axis chart:dimension="x" chart:name="primary-x" chart:style-name="ch5" chartooo:axis-type="auto">
            <chartooo:date-scale/>
            <chart:categories table:cell-range-address="'Second Run'.H2:'Second Run'.L2"/>
          </chart:axis>
          <chart:axis chart:dimension="y" chart:name="primary-y" chart:style-name="ch6">
            <chart:title svg:x="7.115cm" svg:y="18.01cm" chart:style-name="ch7">
              <text:p>IPC</text:p>
            </chart:title>
            <chart:grid chart:style-name="ch8" chart:class="major"/>
          </chart:axis>
          <chart:series chart:style-name="ch9" chart:values-cell-range-address="'Second Run'.H3:'Second Run'.L3" chart:label-cell-address="'Second Run'.A3:'Second Run'.A3" chart:class="chart:bar">
            <chart:data-point chart:repeated="5"/>
          </chart:series>
          <chart:series chart:style-name="ch10" chart:values-cell-range-address="'Second Run'.H4:'Second Run'.L4" chart:label-cell-address="'Second Run'.A4:'Second Run'.A4" chart:class="chart:bar">
            <chart:data-point chart:repeated="5"/>
          </chart:series>
          <chart:series chart:style-name="ch11" chart:values-cell-range-address="'Second Run'.H5:'Second Run'.L5" chart:label-cell-address="'Second Run'.A5:'Second Run'.A5" chart:class="chart:bar">
            <chart:data-point chart:repeated="5"/>
          </chart:series>
          <chart:series chart:style-name="ch12" chart:values-cell-range-address="'Second Run'.H6:'Second Run'.L6" chart:label-cell-address="'Second Run'.A6:'Second Run'.A6" chart:class="chart:bar">
            <chart:data-point chart:repeated="5"/>
          </chart:series>
          <chart:series chart:style-name="ch13" chart:values-cell-range-address="'Second Run'.H7:'Second Run'.L7" chart:label-cell-address="'Second Run'.A7:'Second Run'.A7" chart:class="chart:bar">
            <chart:data-point chart:repeated="5"/>
          </chart:series>
          <chart:series chart:style-name="ch14" chart:values-cell-range-address="'Second Run'.H8:'Second Run'.L8" chart:label-cell-address="'Second Run'.A8:'Second Run'.A8" chart:class="chart:bar">
            <chart:data-point chart:repeated="5"/>
          </chart:series>
          <chart:series chart:style-name="ch15" chart:values-cell-range-address="'Second Run'.H9:'Second Run'.L9" chart:label-cell-address="'Second Run'.A9:'Second Run'.A9" chart:class="chart:bar">
            <chart:data-point chart:repeated="5"/>
          </chart:series>
          <chart:series chart:style-name="ch16" chart:values-cell-range-address="'Second Run'.H10:'Second Run'.L10" chart:label-cell-address="'Second Run'.A10:'Second Run'.A10" chart:class="chart:bar">
            <chart:data-point chart:repeated="5"/>
          </chart:series>
          <chart:series chart:style-name="ch17" chart:values-cell-range-address="'Second Run'.H11:'Second Run'.L11" chart:label-cell-address="'Second Run'.A11:'Second Run'.A11" chart:class="chart:bar">
            <chart:data-point chart:repeated="5"/>
          </chart:series>
          <chart:series chart:style-name="ch18" chart:values-cell-range-address="'Second Run'.H12:'Second Run'.L12" chart:label-cell-address="'Second Run'.A12:'Second Run'.A12" chart:class="chart:bar">
            <chart:data-point chart:repeated="5"/>
          </chart:series>
          <chart:series chart:style-name="ch19" chart:values-cell-range-address="'Second Run'.H13:'Second Run'.L13" chart:label-cell-address="'Second Run'.A13:'Second Run'.A13" chart:class="chart:bar">
            <chart:data-point chart:repeated="5"/>
          </chart:series>
          <chart:series chart:style-name="ch20" chart:values-cell-range-address="'Second Run'.H14:'Second Run'.L14" chart:label-cell-address="'Second Run'.A14:'Second Run'.A14" chart:class="chart:bar">
            <chart:data-point chart:repeated="5"/>
          </chart:series>
          <chart:series chart:style-name="ch9" chart:values-cell-range-address="'Second Run'.H15:'Second Run'.L15" chart:label-cell-address="'Second Run'.A15:'Second Run'.A15" chart:class="chart:bar">
            <chart:data-point chart:repeated="5"/>
          </chart:series>
          <chart:series chart:style-name="ch10" chart:values-cell-range-address="'Second Run'.H16:'Second Run'.L16" chart:label-cell-address="'Second Run'.A16:'Second Run'.A16" chart:class="chart:bar">
            <chart:data-point chart:repeated="5"/>
          </chart:series>
          <chart:series chart:style-name="ch11" chart:values-cell-range-address="'Second Run'.H17:'Second Run'.L17" chart:label-cell-address="'Second Run'.A17:'Second Run'.A17" chart:class="chart:bar">
            <chart:data-point chart:repeated="5"/>
          </chart:series>
          <chart:series chart:style-name="ch12" chart:values-cell-range-address="'Second Run'.H18:'Second Run'.L18" chart:label-cell-address="'Second Run'.A18:'Second Run'.A18" chart:class="chart:ba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Second Run'.H2:'Second Run'.L2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Second Run'.A3:'Second Run'.A3</svg:desc>
                </draw:g>
              </table:table-cell>
              <table:table-cell office:value-type="float" office:value="0.134573">
                <text:p>0.134573</text:p>
                <draw:g>
                  <svg:desc>'Second Run'.H3:'Second Run'.L3</svg:desc>
                </draw:g>
              </table:table-cell>
              <table:table-cell office:value-type="float" office:value="1.616668">
                <text:p>1.616668</text:p>
              </table:table-cell>
              <table:table-cell office:value-type="float" office:value="0.724298">
                <text:p>0.724298</text:p>
              </table:table-cell>
              <table:table-cell office:value-type="float" office:value="0.125572">
                <text:p>0.125572</text:p>
              </table:table-cell>
              <table:table-cell office:value-type="float" office:value="1.284618">
                <text:p>1.284618</text:p>
              </table:table-cell>
            </table:table-row>
            <table:table-row>
              <table:table-cell office:value-type="string">
                <text:p>2</text:p>
                <draw:g>
                  <svg:desc>'Second Run'.A4:'Second Run'.A4</svg:desc>
                </draw:g>
              </table:table-cell>
              <table:table-cell office:value-type="float" office:value="0.135885">
                <text:p>0.135885</text:p>
                <draw:g>
                  <svg:desc>'Second Run'.H4:'Second Run'.L4</svg:desc>
                </draw:g>
              </table:table-cell>
              <table:table-cell office:value-type="float" office:value="1.614141">
                <text:p>1.614141</text:p>
              </table:table-cell>
              <table:table-cell office:value-type="float" office:value="0.734122">
                <text:p>0.734122</text:p>
              </table:table-cell>
              <table:table-cell office:value-type="float" office:value="0.126132">
                <text:p>0.126132</text:p>
              </table:table-cell>
              <table:table-cell office:value-type="float" office:value="1.275604">
                <text:p>1.275604</text:p>
              </table:table-cell>
            </table:table-row>
            <table:table-row>
              <table:table-cell office:value-type="string">
                <text:p>3</text:p>
                <draw:g>
                  <svg:desc>'Second Run'.A5:'Second Run'.A5</svg:desc>
                </draw:g>
              </table:table-cell>
              <table:table-cell office:value-type="float" office:value="0.134573">
                <text:p>0.134573</text:p>
                <draw:g>
                  <svg:desc>'Second Run'.H5:'Second Run'.L5</svg:desc>
                </draw:g>
              </table:table-cell>
              <table:table-cell office:value-type="float" office:value="1.617272">
                <text:p>1.617272</text:p>
              </table:table-cell>
              <table:table-cell office:value-type="float" office:value="0.724455">
                <text:p>0.724455</text:p>
              </table:table-cell>
              <table:table-cell office:value-type="float" office:value="0.125576">
                <text:p>0.125576</text:p>
              </table:table-cell>
              <table:table-cell office:value-type="float" office:value="1.284618">
                <text:p>1.284618</text:p>
              </table:table-cell>
            </table:table-row>
            <table:table-row>
              <table:table-cell office:value-type="string">
                <text:p>4</text:p>
                <draw:g>
                  <svg:desc>'Second Run'.A6:'Second Run'.A6</svg:desc>
                </draw:g>
              </table:table-cell>
              <table:table-cell office:value-type="float" office:value="0.135885">
                <text:p>0.135885</text:p>
                <draw:g>
                  <svg:desc>'Second Run'.H6:'Second Run'.L6</svg:desc>
                </draw:g>
              </table:table-cell>
              <table:table-cell office:value-type="float" office:value="1.614761">
                <text:p>1.614761</text:p>
              </table:table-cell>
              <table:table-cell office:value-type="float" office:value="0.733963">
                <text:p>0.733963</text:p>
              </table:table-cell>
              <table:table-cell office:value-type="float" office:value="0.126565">
                <text:p>0.126565</text:p>
              </table:table-cell>
              <table:table-cell office:value-type="float" office:value="1.275604">
                <text:p>1.275604</text:p>
              </table:table-cell>
            </table:table-row>
            <table:table-row>
              <table:table-cell office:value-type="string">
                <text:p>5</text:p>
                <draw:g>
                  <svg:desc>'Second Run'.A7:'Second Run'.A7</svg:desc>
                </draw:g>
              </table:table-cell>
              <table:table-cell office:value-type="float" office:value="0.134977">
                <text:p>0.134977</text:p>
                <draw:g>
                  <svg:desc>'Second Run'.H7:'Second Run'.L7</svg:desc>
                </draw:g>
              </table:table-cell>
              <table:table-cell office:value-type="float" office:value="1.640916">
                <text:p>1.640916</text:p>
              </table:table-cell>
              <table:table-cell office:value-type="float" office:value="0.724336">
                <text:p>0.724336</text:p>
              </table:table-cell>
              <table:table-cell office:value-type="float" office:value="0.126124">
                <text:p>0.126124</text:p>
              </table:table-cell>
              <table:table-cell office:value-type="float" office:value="1.280551">
                <text:p>1.280551</text:p>
              </table:table-cell>
            </table:table-row>
            <table:table-row>
              <table:table-cell office:value-type="string">
                <text:p>6</text:p>
                <draw:g>
                  <svg:desc>'Second Run'.A8:'Second Run'.A8</svg:desc>
                </draw:g>
              </table:table-cell>
              <table:table-cell office:value-type="float" office:value="0.135485">
                <text:p>0.135485</text:p>
                <draw:g>
                  <svg:desc>'Second Run'.H8:'Second Run'.L8</svg:desc>
                </draw:g>
              </table:table-cell>
              <table:table-cell office:value-type="float" office:value="1.640978">
                <text:p>1.640978</text:p>
              </table:table-cell>
              <table:table-cell office:value-type="float" office:value="0.734242">
                <text:p>0.734242</text:p>
              </table:table-cell>
              <table:table-cell office:value-type="float" office:value="0.127151">
                <text:p>0.127151</text:p>
              </table:table-cell>
              <table:table-cell office:value-type="float" office:value="1.275763">
                <text:p>1.275763</text:p>
              </table:table-cell>
            </table:table-row>
            <table:table-row>
              <table:table-cell office:value-type="string">
                <text:p>7</text:p>
                <draw:g>
                  <svg:desc>'Second Run'.A9:'Second Run'.A9</svg:desc>
                </draw:g>
              </table:table-cell>
              <table:table-cell office:value-type="float" office:value="0.134957">
                <text:p>0.134957</text:p>
                <draw:g>
                  <svg:desc>'Second Run'.H9:'Second Run'.L9</svg:desc>
                </draw:g>
              </table:table-cell>
              <table:table-cell office:value-type="float" office:value="1.641022">
                <text:p>1.641022</text:p>
              </table:table-cell>
              <table:table-cell office:value-type="float" office:value="0.724417">
                <text:p>0.724417</text:p>
              </table:table-cell>
              <table:table-cell office:value-type="float" office:value="0.125552">
                <text:p>0.125552</text:p>
              </table:table-cell>
              <table:table-cell office:value-type="float" office:value="1.280551">
                <text:p>1.280551</text:p>
              </table:table-cell>
            </table:table-row>
            <table:table-row>
              <table:table-cell office:value-type="string">
                <text:p>8</text:p>
                <draw:g>
                  <svg:desc>'Second Run'.A10:'Second Run'.A10</svg:desc>
                </draw:g>
              </table:table-cell>
              <table:table-cell office:value-type="float" office:value="0.135485">
                <text:p>0.135485</text:p>
                <draw:g>
                  <svg:desc>'Second Run'.H10:'Second Run'.L10</svg:desc>
                </draw:g>
              </table:table-cell>
              <table:table-cell office:value-type="float" office:value="1.640915">
                <text:p>1.640915</text:p>
              </table:table-cell>
              <table:table-cell office:value-type="float" office:value="0.734019">
                <text:p>0.734019</text:p>
              </table:table-cell>
              <table:table-cell office:value-type="float" office:value="0.126005">
                <text:p>0.126005</text:p>
              </table:table-cell>
              <table:table-cell office:value-type="float" office:value="1.275763">
                <text:p>1.275763</text:p>
              </table:table-cell>
            </table:table-row>
            <table:table-row>
              <table:table-cell office:value-type="string">
                <text:p>9</text:p>
                <draw:g>
                  <svg:desc>'Second Run'.A11:'Second Run'.A11</svg:desc>
                </draw:g>
              </table:table-cell>
              <table:table-cell office:value-type="float" office:value="0.132963">
                <text:p>0.132963</text:p>
                <draw:g>
                  <svg:desc>'Second Run'.H11:'Second Run'.L11</svg:desc>
                </draw:g>
              </table:table-cell>
              <table:table-cell office:value-type="float" office:value="1.755599">
                <text:p>1.755599</text:p>
              </table:table-cell>
              <table:table-cell office:value-type="float" office:value="0.73366">
                <text:p>0.73366</text:p>
              </table:table-cell>
              <table:table-cell office:value-type="float" office:value="0.12674">
                <text:p>0.12674</text:p>
              </table:table-cell>
              <table:table-cell office:value-type="float" office:value="1.270029">
                <text:p>1.270029</text:p>
              </table:table-cell>
            </table:table-row>
            <table:table-row>
              <table:table-cell office:value-type="string">
                <text:p>10</text:p>
                <draw:g>
                  <svg:desc>'Second Run'.A12:'Second Run'.A12</svg:desc>
                </draw:g>
              </table:table-cell>
              <table:table-cell office:value-type="float" office:value="0.133749">
                <text:p>0.133749</text:p>
                <draw:g>
                  <svg:desc>'Second Run'.H12:'Second Run'.L12</svg:desc>
                </draw:g>
              </table:table-cell>
              <table:table-cell office:value-type="float" office:value="1.760207">
                <text:p>1.760207</text:p>
              </table:table-cell>
              <table:table-cell office:value-type="float" office:value="0.743452">
                <text:p>0.743452</text:p>
              </table:table-cell>
              <table:table-cell office:value-type="float" office:value="0.126174">
                <text:p>0.126174</text:p>
              </table:table-cell>
              <table:table-cell office:value-type="float" office:value="1.271314">
                <text:p>1.271314</text:p>
              </table:table-cell>
            </table:table-row>
            <table:table-row>
              <table:table-cell office:value-type="string">
                <text:p>11</text:p>
                <draw:g>
                  <svg:desc>'Second Run'.A13:'Second Run'.A13</svg:desc>
                </draw:g>
              </table:table-cell>
              <table:table-cell office:value-type="float" office:value="0.13295">
                <text:p>0.13295</text:p>
                <draw:g>
                  <svg:desc>'Second Run'.H13:'Second Run'.L13</svg:desc>
                </draw:g>
              </table:table-cell>
              <table:table-cell office:value-type="float" office:value="1.755292">
                <text:p>1.755292</text:p>
              </table:table-cell>
              <table:table-cell office:value-type="float" office:value="0.733572">
                <text:p>0.733572</text:p>
              </table:table-cell>
              <table:table-cell office:value-type="float" office:value="0.126165">
                <text:p>0.126165</text:p>
              </table:table-cell>
              <table:table-cell office:value-type="float" office:value="1.270029">
                <text:p>1.270029</text:p>
              </table:table-cell>
            </table:table-row>
            <table:table-row>
              <table:table-cell office:value-type="string">
                <text:p>12</text:p>
                <draw:g>
                  <svg:desc>'Second Run'.A14:'Second Run'.A14</svg:desc>
                </draw:g>
              </table:table-cell>
              <table:table-cell office:value-type="float" office:value="0.133749">
                <text:p>0.133749</text:p>
                <draw:g>
                  <svg:desc>'Second Run'.H14:'Second Run'.L14</svg:desc>
                </draw:g>
              </table:table-cell>
              <table:table-cell office:value-type="float" office:value="1.760142">
                <text:p>1.760142</text:p>
              </table:table-cell>
              <table:table-cell office:value-type="float" office:value="0.743325">
                <text:p>0.743325</text:p>
              </table:table-cell>
              <table:table-cell office:value-type="float" office:value="0.126177">
                <text:p>0.126177</text:p>
              </table:table-cell>
              <table:table-cell office:value-type="float" office:value="1.271314">
                <text:p>1.271314</text:p>
              </table:table-cell>
            </table:table-row>
            <table:table-row>
              <table:table-cell office:value-type="string">
                <text:p>13</text:p>
                <draw:g>
                  <svg:desc>'Second Run'.A15:'Second Run'.A15</svg:desc>
                </draw:g>
              </table:table-cell>
              <table:table-cell office:value-type="float" office:value="0.132965">
                <text:p>0.132965</text:p>
                <draw:g>
                  <svg:desc>'Second Run'.H15:'Second Run'.L15</svg:desc>
                </draw:g>
              </table:table-cell>
              <table:table-cell office:value-type="float" office:value="1.78978">
                <text:p>1.78978</text:p>
              </table:table-cell>
              <table:table-cell office:value-type="float" office:value="0.733771">
                <text:p>0.733771</text:p>
              </table:table-cell>
              <table:table-cell office:value-type="float" office:value="0.126174">
                <text:p>0.126174</text:p>
              </table:table-cell>
              <table:table-cell office:value-type="float" office:value="1.270111">
                <text:p>1.270111</text:p>
              </table:table-cell>
            </table:table-row>
            <table:table-row>
              <table:table-cell office:value-type="string">
                <text:p>14</text:p>
                <draw:g>
                  <svg:desc>'Second Run'.A16:'Second Run'.A16</svg:desc>
                </draw:g>
              </table:table-cell>
              <table:table-cell office:value-type="float" office:value="0.133862">
                <text:p>0.133862</text:p>
                <draw:g>
                  <svg:desc>'Second Run'.H16:'Second Run'.L16</svg:desc>
                </draw:g>
              </table:table-cell>
              <table:table-cell office:value-type="float" office:value="1.793284">
                <text:p>1.793284</text:p>
              </table:table-cell>
              <table:table-cell office:value-type="float" office:value="0.743588">
                <text:p>0.743588</text:p>
              </table:table-cell>
              <table:table-cell office:value-type="float" office:value="0.126633">
                <text:p>0.126633</text:p>
              </table:table-cell>
              <table:table-cell office:value-type="float" office:value="1.271811">
                <text:p>1.271811</text:p>
              </table:table-cell>
            </table:table-row>
            <table:table-row>
              <table:table-cell office:value-type="string">
                <text:p>15</text:p>
                <draw:g>
                  <svg:desc>'Second Run'.A17:'Second Run'.A17</svg:desc>
                </draw:g>
              </table:table-cell>
              <table:table-cell office:value-type="float" office:value="0.13315">
                <text:p>0.13315</text:p>
                <draw:g>
                  <svg:desc>'Second Run'.H17:'Second Run'.L17</svg:desc>
                </draw:g>
              </table:table-cell>
              <table:table-cell office:value-type="float" office:value="1.78978">
                <text:p>1.78978</text:p>
              </table:table-cell>
              <table:table-cell office:value-type="float" office:value="0.73319">
                <text:p>0.73319</text:p>
              </table:table-cell>
              <table:table-cell office:value-type="float" office:value="0.126174">
                <text:p>0.126174</text:p>
              </table:table-cell>
              <table:table-cell office:value-type="float" office:value="1.270111">
                <text:p>1.270111</text:p>
              </table:table-cell>
            </table:table-row>
            <table:table-row>
              <table:table-cell office:value-type="string">
                <text:p>16</text:p>
                <draw:g>
                  <svg:desc>'Second Run'.A18:'Second Run'.A18</svg:desc>
                </draw:g>
              </table:table-cell>
              <table:table-cell office:value-type="float" office:value="0.13376">
                <text:p>0.13376</text:p>
                <draw:g>
                  <svg:desc>'Second Run'.H18:'Second Run'.L18</svg:desc>
                </draw:g>
              </table:table-cell>
              <table:table-cell office:value-type="float" office:value="1.793284">
                <text:p>1.793284</text:p>
              </table:table-cell>
              <table:table-cell office:value-type="float" office:value="0.7442">
                <text:p>0.7442</text:p>
              </table:table-cell>
              <table:table-cell office:value-type="float" office:value="0.126056">
                <text:p>0.126056</text:p>
              </table:table-cell>
              <table:table-cell office:value-type="float" office:value="1.271811">
                <text:p>1.2718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